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a31515" style:font-name="Consolas" fo:font-size="9.5pt" style:font-size-asian="9.5pt" fo:background-color="#ffffff"/>
    </style:style>
    <style:style style:name="T3" style:family="text">
      <style:text-properties fo:color="#ff0000" style:font-name="Consolas" fo:font-size="9.5pt" style:font-size-asian="9.5pt" fo:background-color="#ffffff"/>
    </style:style>
    <style:style style:name="T4" style:family="text">
      <style:text-properties fo:color="#000000" style:font-name="Consolas" fo:font-size="9.5pt" style:font-size-asian="9.5pt" fo:background-color="#ffffff"/>
    </style:style>
    <style:style style:name="T5" style:family="text">
      <style:text-properties fo:color="#008000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&lt;</text:span><text:span text:style-name="T2">UserControl</text:span><text:span text:style-name="T3"> x</text:span><text:span text:style-name="T1">:</text:span><text:span text:style-name="T3">Class</text:span><text:span text:style-name="T1">="MVVMFirma.Views.NowyPacjentView"</text:span></text:p>
      <text:p text:style-name="Standard"><text:span text:style-name="T4"><text:s text:c="12"/></text:span><text:span text:style-name="T3"><text:s/>xmlns</text:span><text:span text:style-name="T1">="http://schemas.microsoft.com/winfx/2006/xaml/presentation"</text:span></text:p>
      <text:p text:style-name="Standard"><text:span text:style-name="T4"><text:s text:c="12"/></text:span><text:span text:style-name="T3"><text:s/>xmlns</text:span><text:span text:style-name="T1">:</text:span><text:span text:style-name="T3">x</text:span><text:span text:style-name="T1">="http://schemas.microsoft.com/winfx/2006/xaml"</text:span></text:p>
      <text:p text:style-name="Standard"><text:span text:style-name="T4"><text:s text:c="12"/></text:span><text:span text:style-name="T3"><text:s/>xmlns</text:span><text:span text:style-name="T1">:</text:span><text:span text:style-name="T3">mc</text:span><text:span text:style-name="T1">="http://schemas.openxmlformats.org/markup-compatibility/2006"</text:span><text:span text:style-name="T4"> </text:span></text:p>
      <text:p text:style-name="Standard"><text:span text:style-name="T4"><text:s text:c="12"/></text:span><text:span text:style-name="T3"><text:s/>xmlns</text:span><text:span text:style-name="T1">:</text:span><text:span text:style-name="T3">d</text:span><text:span text:style-name="T1">="http://schemas.microsoft.com/expression/blend/2008"</text:span><text:span text:style-name="T4"> </text:span></text:p>
      <text:p text:style-name="Standard"><text:span text:style-name="T4"><text:s text:c="12"/></text:span><text:span text:style-name="T3"><text:s/>xmlns</text:span><text:span text:style-name="T1">:</text:span><text:span text:style-name="T3">local</text:span><text:span text:style-name="T1">="clr-namespace:MVVMFirma.Views"</text:span></text:p>
      <text:p text:style-name="Standard"><text:span text:style-name="T4"><text:s text:c="12"/></text:span><text:span text:style-name="T3"><text:s/>mc</text:span><text:span text:style-name="T1">:</text:span><text:span text:style-name="T3">Ignorable</text:span><text:span text:style-name="T1">="d"</text:span><text:span text:style-name="T4"> </text:span></text:p>
      <text:p text:style-name="Standard"><text:span text:style-name="T4"><text:s text:c="12"/></text:span><text:span text:style-name="T3"><text:s/>d</text:span><text:span text:style-name="T1">:</text:span><text:span text:style-name="T3">DesignHeight</text:span><text:span text:style-name="T1">="450"</text:span><text:span text:style-name="T3"> d</text:span><text:span text:style-name="T1">:</text:span><text:span text:style-name="T3">DesignWidth</text:span><text:span text:style-name="T1">="800"&gt;</text:span></text:p>
      <text:p text:style-name="Standard"><text:span text:style-name="T4"><text:s text:c="4"/></text:span><text:span text:style-name="T1">&lt;</text:span><text:span text:style-name="T2">UserControl.Resources</text:span><text:span text:style-name="T1">&gt;</text:span></text:p>
      <text:p text:style-name="Standard"><text:span text:style-name="T4"><text:s text:c="8"/></text:span><text:span text:style-name="T1">&lt;</text:span><text:span text:style-name="T2">ResourceDictionary</text:span><text:span text:style-name="T3"> Source</text:span><text:span text:style-name="T1">="StylZakladki.xaml"/&gt;</text:span></text:p>
      <text:p text:style-name="Standard"><text:span text:style-name="T4"><text:s text:c="4"/></text:span><text:span text:style-name="T1">&lt;/</text:span><text:span text:style-name="T2">UserControl.Resources</text:span><text:span text:style-name="T1">&gt;</text:span></text:p>
      <text:p text:style-name="Standard"><text:span text:style-name="T4"><text:s text:c="4"/></text:span><text:span text:style-name="T1">&lt;</text:span><text:span text:style-name="T2">Grid</text:span><text:span text:style-name="T3"> Style</text:span><text:span text:style-name="T1">="{</text:span><text:span text:style-name="T2">StaticResource</text:span><text:span text:style-name="T3"> Grid</text:span><text:span text:style-name="T1">}" &gt;</text:span></text:p>
      <text:p text:style-name="P1"/>
      <text:p text:style-name="Standard"><text:span text:style-name="T4"><text:s text:c="8"/></text:span><text:span text:style-name="T1">&lt;</text:span><text:span text:style-name="T2">Grid.RowDefinitions</text:span><text:span text:style-name="T4"> </text:span><text:span text:style-name="T1"><text:s/>&gt;</text:span></text:p>
      <text:p text:style-name="Standard"><text:span text:style-name="T4"><text:s text:c="12"/></text:span><text:span text:style-name="T1">&lt;</text:span><text:span text:style-name="T2">RowDefinition</text:span><text:span text:style-name="T3"> Style</text:span><text:span text:style-name="T1">="{</text:span><text:span text:style-name="T2">StaticResource</text:span><text:span text:style-name="T3"> RowTytulowy</text:span><text:span text:style-name="T1">}"</text:span><text:span text:style-name="T4"> </text:span><text:span text:style-name="T1"><text:s/>/&gt;</text:span></text:p>
      <text:p text:style-name="Standard"><text:span text:style-name="T4"><text:s text:c="12"/></text:span><text:span text:style-name="T1">&lt;</text:span><text:span text:style-name="T2">RowDefinition</text:span><text:span text:style-name="T3"> Style</text:span><text:span text:style-name="T1">="{</text:span><text:span text:style-name="T2">StaticResource</text:span><text:span text:style-name="T3"> RowNaglowekTabeli</text:span><text:span text:style-name="T1">}"/&gt;</text:span></text:p>
      <text:p text:style-name="Standard"><text:span text:style-name="T4"><text:s text:c="12"/></text:span><text:span text:style-name="T1">&lt;</text:span><text:span text:style-name="T2">RowDefinition</text:span><text:span text:style-name="T3"> Height</text:span><text:span text:style-name="T1">="*"/&gt;</text:span></text:p>
      <text:p text:style-name="Standard"><text:span text:style-name="T4"><text:s text:c="12"/></text:span><text:span text:style-name="T1">&lt;</text:span><text:span text:style-name="T2">RowDefinition</text:span><text:span text:style-name="T3"> Style</text:span><text:span text:style-name="T1">="{</text:span><text:span text:style-name="T2">StaticResource</text:span><text:span text:style-name="T3"> Row80</text:span><text:span text:style-name="T1">}" /&gt;</text:span></text:p>
      <text:p text:style-name="Standard"><text:span text:style-name="T4"><text:s text:c="12"/></text:span><text:span text:style-name="T1">&lt;</text:span><text:span text:style-name="T2">RowDefinition</text:span><text:span text:style-name="T3"> Style</text:span><text:span text:style-name="T1">="{</text:span><text:span text:style-name="T2">StaticResource</text:span><text:span text:style-name="T3"> Row80</text:span><text:span text:style-name="T1">}" /&gt;</text:span></text:p>
      <text:p text:style-name="Standard"><text:span text:style-name="T4"><text:s text:c="8"/></text:span><text:span text:style-name="T1">&lt;/</text:span><text:span text:style-name="T2">Grid.RowDefinitions</text:span><text:span text:style-name="T1">&gt;</text:span></text:p>
      <text:p text:style-name="Standard"><text:span text:style-name="T4"><text:s text:c="8"/></text:span><text:span text:style-name="T5">&lt;!--Wiersz 1--&gt;</text:span></text:p>
      <text:p text:style-name="Standard"><text:span text:style-name="T4"><text:s text:c="8"/></text:span><text:span text:style-name="T1">&lt;</text:span><text:span text:style-name="T2">Grid</text:span><text:span text:style-name="T3"> Grid.Row</text:span><text:span text:style-name="T1">="0"</text:span><text:span text:style-name="T3"> Style</text:span><text:span text:style-name="T1">="{</text:span><text:span text:style-name="T2">StaticResource</text:span><text:span text:style-name="T3"> GridMargin</text:span><text:span text:style-name="T1">}"&gt;</text:span></text:p>
      <text:p text:style-name="Standard"><text:span text:style-name="T4"><text:s text:c="12"/></text:span><text:span text:style-name="T1">&lt;</text:span><text:span text:style-name="T2">Label</text:span><text:span text:style-name="T3"> Content</text:span><text:span text:style-name="T1">="Dane Pacjenta"</text:span><text:span text:style-name="T3"> Style</text:span><text:span text:style-name="T1">="{</text:span><text:span text:style-name="T2">StaticResource</text:span><text:span text:style-name="T3"> LabelWiekszy</text:span><text:span text:style-name="T1">}"/&gt;</text:span></text:p>
      <text:p text:style-name="Standard"><text:span text:style-name="T4"><text:s text:c="12"/></text:span><text:span text:style-name="T1">&lt;</text:span><text:span text:style-name="T2">Separator</text:span><text:span text:style-name="T3"> Style</text:span><text:span text:style-name="T1">="{</text:span><text:span text:style-name="T2">StaticResource</text:span><text:span text:style-name="T3"> Separator</text:span><text:span text:style-name="T1">}"/&gt;</text:span></text:p>
      <text:p text:style-name="Standard"><text:span text:style-name="T4"><text:s text:c="8"/></text:span><text:span text:style-name="T1">&lt;/</text:span><text:span text:style-name="T2">Grid</text:span><text:span text:style-name="T1">&gt;</text:span></text:p>
      <text:p text:style-name="Standard"><text:span text:style-name="T4"><text:s text:c="8"/></text:span><text:span text:style-name="T5">&lt;!--Wiersz 2--&gt;</text:span></text:p>
      <text:p text:style-name="Standard"><text:span text:style-name="T4"><text:s text:c="8"/></text:span><text:span text:style-name="T1">&lt;</text:span><text:span text:style-name="T2">Grid</text:span><text:span text:style-name="T3"> Row</text:span><text:span text:style-name="T1">="1"</text:span><text:span text:style-name="T3"> Style</text:span><text:span text:style-name="T1">="{</text:span><text:span text:style-name="T2">StaticResource</text:span><text:span text:style-name="T3"> GridMargin</text:span><text:span text:style-name="T1">}"&gt;</text:span></text:p>
      <text:p text:style-name="Standard"><text:span text:style-name="T4"><text:s text:c="12"/></text:span><text:span text:style-name="T1">&lt;</text:span><text:span text:style-name="T2">ToggleButton</text:span><text:span text:style-name="T3"> Grid.Row</text:span><text:span text:style-name="T1">="1"</text:span><text:span text:style-name="T3"> Style</text:span><text:span text:style-name="T1">="{</text:span><text:span text:style-name="T2">StaticResource</text:span><text:span text:style-name="T3"> SwitchTypeToggleButton</text:span><text:span text:style-name="T1">}" /&gt;</text:span></text:p>
      <text:p text:style-name="Standard"><text:span text:style-name="T4"><text:s text:c="12"/></text:span><text:span text:style-name="T1">&lt;</text:span><text:span text:style-name="T2">Label</text:span><text:span text:style-name="T3"> Grid.Column</text:span><text:span text:style-name="T1">="0"</text:span><text:span text:style-name="T3"> Content</text:span><text:span text:style-name="T1">="Pacjent aktualnie w terapii"</text:span><text:span text:style-name="T4"> </text:span><text:span text:style-name="T3"><text:s/>Style</text:span><text:span text:style-name="T1">="{</text:span><text:span text:style-name="T2">StaticResource</text:span><text:span text:style-name="T3"> LabelStandardowyPogrubionyW</text:span><text:span text:style-name="T1">}"/&gt;</text:span></text:p>
      <text:p text:style-name="Standard"><text:span text:style-name="T4"><text:s text:c="8"/></text:span><text:span text:style-name="T1">&lt;/</text:span><text:span text:style-name="T2">Grid</text:span><text:span text:style-name="T1">&gt;</text:span></text:p>
      <text:p text:style-name="Standard"><text:span text:style-name="T4"><text:s text:c="8"/></text:span><text:span text:style-name="T5">&lt;!--Wiersz 3--&gt;</text:span></text:p>
      <text:p text:style-name="Standard"><text:span text:style-name="T4"><text:s text:c="8"/></text:span><text:span text:style-name="T1">&lt;</text:span><text:span text:style-name="T2">Grid</text:span><text:span text:style-name="T3"> Grid.Row</text:span><text:span text:style-name="T1">="2"</text:span><text:span text:style-name="T3"> Style</text:span><text:span text:style-name="T1">="{</text:span><text:span text:style-name="T2">StaticResource</text:span><text:span text:style-name="T3"> GridMargin</text:span><text:span text:style-name="T1">}"&gt;</text:span></text:p>
      <text:p text:style-name="Standard"><text:span text:style-name="T4"><text:s text:c="12"/></text:span><text:span text:style-name="T1">&lt;</text:span><text:span text:style-name="T2">Grid.RowDefinitions</text:span><text:span text:style-name="T1">&gt;</text:span></text:p>
      <text:p text:style-name="Standard"><text:span text:style-name="T4"><text:s text:c="16"/></text:span><text:span text:style-name="T1">&lt;</text:span><text:span text:style-name="T2">RowDefinition</text:span><text:span text:style-name="T1"> /&gt;</text:span></text:p>
      <text:p text:style-name="Standard"><text:span text:style-name="T4"><text:s text:c="16"/></text:span><text:span text:style-name="T1">&lt;</text:span><text:span text:style-name="T2">RowDefinition</text:span><text:span text:style-name="T1">/&gt;</text:span></text:p>
      <text:p text:style-name="Standard"><text:span text:style-name="T4"><text:s text:c="16"/></text:span><text:span text:style-name="T1">&lt;</text:span><text:span text:style-name="T2">RowDefinition</text:span><text:span text:style-name="T1"> /&gt;</text:span></text:p>
      <text:p text:style-name="Standard"><text:span text:style-name="T4"><text:s text:c="16"/></text:span><text:span text:style-name="T1">&lt;</text:span><text:span text:style-name="T2">RowDefinition</text:span><text:span text:style-name="T1">/&gt;</text:span></text:p>
      <text:p text:style-name="Standard"><text:span text:style-name="T4"><text:s text:c="16"/></text:span><text:span text:style-name="T1">&lt;</text:span><text:span text:style-name="T2">RowDefinition</text:span><text:span text:style-name="T1"> /&gt;</text:span></text:p>
      <text:p text:style-name="Standard"><text:span text:style-name="T4"><text:s text:c="16"/></text:span><text:span text:style-name="T1">&lt;</text:span><text:span text:style-name="T2">RowDefinition</text:span><text:span text:style-name="T1">/&gt;</text:span></text:p>
      <text:p text:style-name="Standard"><text:span text:style-name="T4"><text:s text:c="16"/></text:span><text:span text:style-name="T1">&lt;</text:span><text:span text:style-name="T2">RowDefinition</text:span><text:span text:style-name="T1">/&gt;</text:span></text:p>
      <text:p text:style-name="Standard"><text:span text:style-name="T4"><text:s text:c="16"/></text:span><text:span text:style-name="T1">&lt;</text:span><text:span text:style-name="T2">RowDefinition</text:span><text:span text:style-name="T1">/&gt;</text:span></text:p>
      <text:p text:style-name="Standard"><text:span text:style-name="T4"><text:s text:c="12"/></text:span><text:span text:style-name="T1">&lt;/</text:span><text:span text:style-name="T2">Grid.RowDefinitions</text:span><text:span text:style-name="T1">&gt;</text:span></text:p>
      <text:p text:style-name="Standard"><text:span text:style-name="T4"><text:s text:c="12"/></text:span><text:span text:style-name="T1">&lt;</text:span><text:span text:style-name="T2">Grid.ColumnDefinitions</text:span><text:span text:style-name="T1">&gt;</text:span></text:p>
      <text:p text:style-name="Standard"><text:span text:style-name="T4"><text:s text:c="16"/></text:span><text:span text:style-name="T1">&lt;</text:span><text:span text:style-name="T2">ColumnDefinition</text:span><text:span text:style-name="T3"> Style</text:span><text:span text:style-name="T1">="{</text:span><text:span text:style-name="T2">StaticResource</text:span><text:span text:style-name="T3"> Kolumna150</text:span><text:span text:style-name="T1">}"/&gt;</text:span></text:p>
      <text:p text:style-name="Standard"><text:span text:style-name="T4"><text:s text:c="16"/></text:span><text:span text:style-name="T1">&lt;</text:span><text:span text:style-name="T2">ColumnDefinition</text:span><text:span text:style-name="T3"> Style</text:span><text:span text:style-name="T1">="{</text:span><text:span text:style-name="T2">StaticResource</text:span><text:span text:style-name="T3"> Kolumna150</text:span><text:span text:style-name="T1">}"/&gt;</text:span></text:p>
      <text:p text:style-name="Standard"><text:span text:style-name="T4"><text:s text:c="16"/></text:span><text:span text:style-name="T1">&lt;</text:span><text:span text:style-name="T2">ColumnDefinition</text:span><text:span text:style-name="T3"> Width</text:span><text:span text:style-name="T1">="*"/&gt;</text:span></text:p>
      <text:p text:style-name="Standard"><text:span text:style-name="T4"><text:s text:c="12"/></text:span><text:span text:style-name="T1">&lt;/</text:span><text:span text:style-name="T2">Grid.ColumnDefinitions</text:span><text:span text:style-name="T1">&gt;</text:span></text:p>
      <text:p text:style-name="P1"/>
      <text:p text:style-name="Standard"><text:span text:style-name="T4"><text:s text:c="12"/></text:span><text:span text:style-name="T1">&lt;</text:span><text:span text:style-name="T2">Label</text:span><text:span text:style-name="T3"> Grid.Row</text:span><text:span text:style-name="T1">="0"</text:span><text:span text:style-name="T3"> Grid.Column</text:span><text:span text:style-name="T1">="0"</text:span><text:span text:style-name="T3"> Grid.ColumnSpan</text:span><text:span text:style-name="T1">="3"</text:span><text:span text:style-name="T3"> Content</text:span><text:span text:style-name="T1">="Imie"</text:span><text:span text:style-name="T3"> Style</text:span><text:span text:style-name="T1">="{</text:span><text:span text:style-name="T2">StaticResource</text:span><text:span text:style-name="T3"> LabelStandardowyPogrubiony</text:span><text:span text:style-name="T1">}"/&gt;</text:span></text:p>
      <text:p text:style-name="Standard"><text:span text:style-name="T4"><text:s text:c="12"/></text:span><text:span text:style-name="T1">&lt;</text:span><text:span text:style-name="T2">TextBox</text:span><text:span text:style-name="T3"> Grid.Row</text:span><text:span text:style-name="T1">="1"</text:span><text:span text:style-name="T4"> </text:span><text:span text:style-name="T3"><text:s/>Grid.Column</text:span><text:span text:style-name="T1">="0"</text:span><text:span text:style-name="T3"> Grid.ColumnSpan</text:span><text:span text:style-name="T1">="3"</text:span><text:span text:style-name="T3"> Text</text:span><text:span text:style-name="T1">="Imię"</text:span><text:span text:style-name="T4"> </text:span><text:span text:style-name="T3"><text:s/>Width</text:span><text:span text:style-name="T1">="645"</text:span><text:span text:style-name="T3"> Style</text:span><text:span text:style-name="T1">="{</text:span><text:span text:style-name="T2">StaticResource</text:span><text:span text:style-name="T3"> TextBoxBialyZRamka</text:span><text:span text:style-name="T1">}"</text:span><text:span text:style-name="T3"> Template</text:span><text:span text:style-name="T1">="{</text:span><text:span text:style-name="T2">DynamicResource</text:span><text:span text:style-name="T4"> </text:span><text:span text:style-name="T3"><text:s/>TextBoxZaokraglony</text:span><text:span text:style-name="T1">}"/&gt;</text:span></text:p>
      <text:p text:style-name="Standard"><text:span text:style-name="T4"><text:s text:c="12"/></text:span><text:span text:style-name="T1">&lt;</text:span><text:span text:style-name="T2">Label</text:span><text:span text:style-name="T3"> Grid.Row</text:span><text:span text:style-name="T1">="2"</text:span><text:span text:style-name="T3"> Content</text:span><text:span text:style-name="T1">="Nazwisko"</text:span><text:span text:style-name="T3"> Style</text:span><text:span text:style-name="T1">="{</text:span><text:span text:style-name="T2">StaticResource</text:span><text:span text:style-name="T3"> LabelStandardowyPogrubiony</text:span><text:span text:style-name="T1">}"/&gt;</text:span></text:p>
      <text:p text:style-name="Standard"><text:span text:style-name="T4"><text:s text:c="12"/></text:span><text:span text:style-name="T1">&lt;</text:span><text:span text:style-name="T2">TextBox</text:span><text:span text:style-name="T3"> Grid.Row</text:span><text:span text:style-name="T1">="3"</text:span><text:span text:style-name="T4"> </text:span><text:span text:style-name="T3"><text:s/>Grid.Column</text:span><text:span text:style-name="T1">="0"</text:span><text:span text:style-name="T3"> Grid.ColumnSpan</text:span><text:span text:style-name="T1">="3"</text:span><text:span text:style-name="T3"> Text</text:span><text:span text:style-name="T1">="Nazwisko"</text:span><text:span text:style-name="T4"> </text:span><text:span text:style-name="T3"><text:s/>Width</text:span><text:span text:style-name="T1">="645"</text:span><text:span text:style-name="T3"> Style</text:span><text:span text:style-name="T1">="{</text:span><text:span text:style-name="T2">StaticResource</text:span><text:span text:style-name="T3"> TextBoxBialyZRamka</text:span><text:span text:style-name="T1">}"</text:span><text:span text:style-name="T3"> Template</text:span><text:span text:style-name="T1">="{</text:span><text:span text:style-name="T2">DynamicResource</text:span><text:span text:style-name="T4"> </text:span><text:span text:style-name="T3"><text:s/>TextBoxZaokraglony</text:span><text:span text:style-name="T1">}"/&gt;</text:span></text:p>
      <text:p text:style-name="Standard"><text:span text:style-name="T4"><text:s text:c="12"/></text:span><text:span text:style-name="T1">&lt;</text:span><text:span text:style-name="T2">Label</text:span><text:span text:style-name="T3"> Grid.Row</text:span><text:span text:style-name="T1">="4"</text:span><text:span text:style-name="T4"> </text:span><text:span text:style-name="T3"><text:s/>Grid.Column</text:span><text:span text:style-name="T1">="0"</text:span><text:span text:style-name="T3"> Grid.ColumnSpan</text:span><text:span text:style-name="T1">="3"</text:span><text:span text:style-name="T3"> Content</text:span><text:span text:style-name="T1">="Pesel"</text:span><text:span text:style-name="T3"> Style</text:span><text:span text:style-name="T1">="{</text:span><text:span text:style-name="T2">StaticResource</text:span><text:span text:style-name="T3"> LabelStandardowyPogrubiony</text:span><text:span text:style-name="T1">}"/&gt;</text:span></text:p>
      <text:p text:style-name="Standard"><text:span text:style-name="T4"><text:s text:c="12"/></text:span><text:span text:style-name="T1">&lt;</text:span><text:span text:style-name="T2">TextBox</text:span><text:span text:style-name="T3"> Grid.Row</text:span><text:span text:style-name="T1">="5"</text:span><text:span text:style-name="T3"> Grid.Column</text:span><text:span text:style-name="T1">="0"</text:span><text:span text:style-name="T4"> </text:span><text:span text:style-name="T3"><text:s/>Text</text:span><text:span text:style-name="T1">="np. 12345678901"</text:span><text:span text:style-name="T3"> Style</text:span><text:span text:style-name="T1">="{</text:span><text:span text:style-name="T2">StaticResource</text:span><text:span text:style-name="T3"> TextBoxBialyZRamka</text:span><text:span text:style-name="T1">}"</text:span><text:span text:style-name="T3"> Template</text:span><text:span text:style-name="T1">="{</text:span><text:span text:style-name="T2">DynamicResource</text:span><text:span text:style-name="T4"> </text:span><text:span text:style-name="T3"><text:s/>TextBoxZaokraglony</text:span><text:span text:style-name="T1">}"</text:span><text:span text:style-name="T3"> VerticalAlignment</text:span><text:span text:style-name="T1">="Top"/&gt;</text:span></text:p>
      <text:p text:style-name="Standard"><text:span text:style-name="T4"><text:s text:c="12"/></text:span><text:span text:style-name="T1">&lt;</text:span><text:span text:style-name="T2">Label</text:span><text:span text:style-name="T3"> Grid.Row</text:span><text:span text:style-name="T1">="4"</text:span><text:span text:style-name="T3"> Grid.Column</text:span><text:span text:style-name="T1">="2"</text:span><text:span text:style-name="T3"> Content</text:span><text:span text:style-name="T1">="Wiek"</text:span><text:span text:style-name="T3"> Style</text:span><text:span text:style-name="T1">="{</text:span><text:span text:style-name="T2">StaticResource</text:span><text:span text:style-name="T3"> </text:span><text:soft-page-break/><text:span text:style-name="T3">LabelStandardowyPogrubiony</text:span><text:span text:style-name="T1">}"/&gt;</text:span></text:p>
      <text:p text:style-name="Standard"><text:span text:style-name="T4"><text:s text:c="12"/></text:span><text:span text:style-name="T1">&lt;</text:span><text:span text:style-name="T2">TextBox</text:span><text:span text:style-name="T3"> Grid.Row</text:span><text:span text:style-name="T1">="5"</text:span><text:span text:style-name="T3"> Grid.Column</text:span><text:span text:style-name="T1">="2"</text:span><text:span text:style-name="T3"> Text</text:span><text:span text:style-name="T1">="np. 42"</text:span><text:span text:style-name="T3"> Style</text:span><text:span text:style-name="T1">="{</text:span><text:span text:style-name="T2">StaticResource</text:span><text:span text:style-name="T3"> TextBoxBialyZRamka</text:span><text:span text:style-name="T1">}"</text:span><text:span text:style-name="T3"> Template</text:span><text:span text:style-name="T1">="{</text:span><text:span text:style-name="T2">DynamicResource</text:span><text:span text:style-name="T4"> </text:span><text:span text:style-name="T3"><text:s/>TextBoxZaokraglony</text:span><text:span text:style-name="T1">}"/&gt;</text:span></text:p>
      <text:p text:style-name="Standard"><text:span text:style-name="T4"><text:s text:c="12"/></text:span><text:span text:style-name="T1">&lt;</text:span><text:span text:style-name="T2">Label</text:span><text:span text:style-name="T3"> Grid.Row</text:span><text:span text:style-name="T1">="6"</text:span><text:span text:style-name="T3"> Grid.Column</text:span><text:span text:style-name="T1">="0"</text:span><text:span text:style-name="T3"> Content</text:span><text:span text:style-name="T1">="Telefon"</text:span><text:span text:style-name="T3"> Style</text:span><text:span text:style-name="T1">="{</text:span><text:span text:style-name="T2">StaticResource</text:span><text:span text:style-name="T3"> LabelStandardowyPogrubiony</text:span><text:span text:style-name="T1">}" /&gt;</text:span></text:p>
      <text:p text:style-name="Standard"><text:span text:style-name="T4"><text:s text:c="12"/></text:span><text:span text:style-name="T1">&lt;</text:span><text:span text:style-name="T2">TextBox</text:span><text:span text:style-name="T3"> Grid.Row</text:span><text:span text:style-name="T1">="7"</text:span><text:span text:style-name="T3"> Grid.Column</text:span><text:span text:style-name="T1">="0"</text:span><text:span text:style-name="T4"> </text:span><text:span text:style-name="T3"><text:s/>Text</text:span><text:span text:style-name="T1">="np. 505 125 125"</text:span><text:span text:style-name="T3"> Style</text:span><text:span text:style-name="T1">="{</text:span><text:span text:style-name="T2">StaticResource</text:span><text:span text:style-name="T3"> TextBoxBialyZRamka</text:span><text:span text:style-name="T1">}"</text:span><text:span text:style-name="T3"> Template</text:span><text:span text:style-name="T1">="{</text:span><text:span text:style-name="T2">DynamicResource</text:span><text:span text:style-name="T4"> </text:span><text:span text:style-name="T3"><text:s/>TextBoxZaokraglony</text:span><text:span text:style-name="T1">}"/&gt;</text:span></text:p>
      <text:p text:style-name="Standard"><text:span text:style-name="T4"><text:s text:c="12"/></text:span><text:span text:style-name="T1">&lt;</text:span><text:span text:style-name="T2">Label</text:span><text:span text:style-name="T3"> Grid.Row</text:span><text:span text:style-name="T1">="6"</text:span><text:span text:style-name="T3"> Grid.Column</text:span><text:span text:style-name="T1">="2"</text:span><text:span text:style-name="T3"> Content</text:span><text:span text:style-name="T1">="E-mail"</text:span><text:span text:style-name="T3"> Style</text:span><text:span text:style-name="T1">="{</text:span><text:span text:style-name="T2">StaticResource</text:span><text:span text:style-name="T3"> LabelStandardowyPogrubiony</text:span><text:span text:style-name="T1">}"/&gt;</text:span></text:p>
      <text:p text:style-name="Standard"><text:span text:style-name="T4"><text:s text:c="12"/></text:span><text:span text:style-name="T1">&lt;</text:span><text:span text:style-name="T2">TextBox</text:span><text:span text:style-name="T3"> Grid.Row</text:span><text:span text:style-name="T1">="7"</text:span><text:span text:style-name="T3"> Grid.Column</text:span><text:span text:style-name="T1">="2"</text:span><text:span text:style-name="T3"> Text</text:span><text:span text:style-name="T1">="np. pacjent@gmail.com"</text:span><text:span text:style-name="T3"> Style</text:span><text:span text:style-name="T1">="{</text:span><text:span text:style-name="T2">StaticResource</text:span><text:span text:style-name="T3"> TextBoxBialyZRamka</text:span><text:span text:style-name="T1">}"</text:span><text:span text:style-name="T3"> Template</text:span><text:span text:style-name="T1">="{</text:span><text:span text:style-name="T2">DynamicResource</text:span><text:span text:style-name="T4"> </text:span><text:span text:style-name="T3"><text:s/>TextBoxZaokraglony</text:span><text:span text:style-name="T1">}"/&gt;</text:span></text:p>
      <text:p text:style-name="Standard"><text:span text:style-name="T4"><text:s text:c="8"/></text:span><text:span text:style-name="T1">&lt;/</text:span><text:span text:style-name="T2">Grid</text:span><text:span text:style-name="T1">&gt;</text:span></text:p>
      <text:p text:style-name="Standard"><text:span text:style-name="T4"><text:s text:c="8"/></text:span></text:p>
      <text:p text:style-name="Standard"><text:span text:style-name="T4"><text:s text:c="8"/></text:span></text:p>
      <text:p text:style-name="Standard"><text:span text:style-name="T4"><text:s text:c="8"/></text:span><text:span text:style-name="T5">&lt;!--Wiersz 4--&gt;</text:span></text:p>
      <text:p text:style-name="Standard"><text:span text:style-name="T4"><text:s text:c="8"/></text:span><text:span text:style-name="T1">&lt;</text:span><text:span text:style-name="T2">Grid</text:span><text:span text:style-name="T3"> Row</text:span><text:span text:style-name="T1">="3"</text:span><text:span text:style-name="T3"> Style</text:span><text:span text:style-name="T1">="{</text:span><text:span text:style-name="T2">StaticResource</text:span><text:span text:style-name="T3"> GridMargin</text:span><text:span text:style-name="T1">}"&gt;</text:span></text:p>
      <text:p text:style-name="Standard"><text:span text:style-name="T4"><text:s text:c="12"/></text:span><text:span text:style-name="T1">&lt;</text:span><text:span text:style-name="T2">Grid.RowDefinitions</text:span><text:span text:style-name="T1">&gt;</text:span></text:p>
      <text:p text:style-name="Standard"><text:span text:style-name="T4"><text:s text:c="16"/></text:span><text:span text:style-name="T1">&lt;</text:span><text:span text:style-name="T2">RowDefinition</text:span><text:span text:style-name="T3"> Height</text:span><text:span text:style-name="T1">="20"/&gt;</text:span></text:p>
      <text:p text:style-name="Standard"><text:span text:style-name="T4"><text:s text:c="16"/></text:span><text:span text:style-name="T1">&lt;</text:span><text:span text:style-name="T2">RowDefinition</text:span><text:span text:style-name="T1">/&gt;</text:span></text:p>
      <text:p text:style-name="Standard"><text:span text:style-name="T4"><text:s text:c="16"/></text:span><text:span text:style-name="T1">&lt;</text:span><text:span text:style-name="T2">RowDefinition</text:span><text:span text:style-name="T1">/&gt;</text:span></text:p>
      <text:p text:style-name="Standard"><text:span text:style-name="T4"><text:s text:c="12"/></text:span><text:span text:style-name="T1">&lt;/</text:span><text:span text:style-name="T2">Grid.RowDefinitions</text:span><text:span text:style-name="T1">&gt;</text:span></text:p>
      <text:p text:style-name="Standard"><text:span text:style-name="T4"><text:s text:c="12"/></text:span><text:span text:style-name="T1">&lt;</text:span><text:span text:style-name="T2">RadioButton</text:span><text:span text:style-name="T3"> Grid.Row</text:span><text:span text:style-name="T1">="1"</text:span><text:span text:style-name="T3"> VerticalAlignment</text:span><text:span text:style-name="T1">="Center"</text:span><text:span text:style-name="T3"> Margin</text:span><text:span text:style-name="T1">="0,4.667,0.333,4.667"</text:span><text:span text:style-name="T3"> Style</text:span><text:span text:style-name="T1">="{</text:span><text:span text:style-name="T2">DynamicResource</text:span><text:span text:style-name="T3"> RadioButtonStyle111</text:span><text:span text:style-name="T1">}"/&gt;</text:span></text:p>
      <text:p text:style-name="Standard"><text:span text:style-name="T4"><text:s text:c="12"/></text:span><text:span text:style-name="T1">&lt;</text:span><text:span text:style-name="T2">Label</text:span><text:span text:style-name="T3"> Grid.Row</text:span><text:span text:style-name="T1">="1"</text:span><text:span text:style-name="T3"> Content</text:span><text:span text:style-name="T1">="Pacjent został powiadomiony o prawach w kontekście RODO"</text:span><text:span text:style-name="T3"> Style</text:span><text:span text:style-name="T1">="{</text:span><text:span text:style-name="T2">StaticResource</text:span><text:span text:style-name="T3"> LabelStandardowyPogrubionyP</text:span><text:span text:style-name="T1">}"/&gt;</text:span></text:p>
      <text:p text:style-name="Standard"><text:span text:style-name="T4"><text:s text:c="12"/></text:span><text:span text:style-name="T1">&lt;</text:span><text:span text:style-name="T2">Label</text:span><text:span text:style-name="T4"> </text:span><text:span text:style-name="T3"><text:s/>Grid.Row</text:span><text:span text:style-name="T1">="2"</text:span><text:span text:style-name="T3"> Content</text:span><text:span text:style-name="T1">="Zaznacz wyłącznie jeśli pacjent został powiadomiony o swoich prawach w kotekście RODO"</text:span><text:span text:style-name="T3"> Style</text:span><text:span text:style-name="T1">="{</text:span><text:span text:style-name="T2">StaticResource</text:span><text:span text:style-name="T3"> LabelStandardowyP</text:span><text:span text:style-name="T1">}"/&gt;</text:span></text:p>
      <text:p text:style-name="Standard"><text:span text:style-name="T4"><text:s text:c="8"/></text:span><text:span text:style-name="T1">&lt;/</text:span><text:span text:style-name="T2">Grid</text:span><text:span text:style-name="T1">&gt;</text:span></text:p>
      <text:p text:style-name="Standard"><text:span text:style-name="T4"><text:s text:c="8"/></text:span><text:span text:style-name="T5">&lt;!--Wiersz 5--&gt;</text:span></text:p>
      <text:p text:style-name="Standard"><text:span text:style-name="T4"><text:s text:c="8"/></text:span><text:span text:style-name="T1">&lt;</text:span><text:span text:style-name="T2">Grid</text:span><text:span text:style-name="T3"> Row</text:span><text:span text:style-name="T1">="4" &gt;</text:span></text:p>
      <text:p text:style-name="Standard"><text:span text:style-name="T4"><text:s text:c="12"/></text:span><text:span text:style-name="T1">&lt;</text:span><text:span text:style-name="T2">Button</text:span><text:span text:style-name="T3"> Content</text:span><text:span text:style-name="T1">="Dodaj pacjenta"</text:span><text:span text:style-name="T3"> Style</text:span><text:span text:style-name="T1">="{</text:span><text:span text:style-name="T2">StaticResource</text:span><text:span text:style-name="T3"> ButtonStandardowy</text:span><text:span text:style-name="T1">}"</text:span><text:span text:style-name="T3"> Template</text:span><text:span text:style-name="T1">="{</text:span><text:span text:style-name="T2">DynamicResource</text:span><text:span text:style-name="T3"> ButtonCiemnyRoz</text:span><text:span text:style-name="T1">}"/&gt;</text:span></text:p>
      <text:p text:style-name="Standard"><text:span text:style-name="T4"><text:s text:c="8"/></text:span><text:span text:style-name="T1">&lt;/</text:span><text:span text:style-name="T2">Grid</text:span><text:span text:style-name="T1">&gt;</text:span></text:p>
      <text:p text:style-name="P1"/>
      <text:p text:style-name="P1"/>
      <text:p text:style-name="Standard"><text:span text:style-name="T4"><text:s text:c="4"/></text:span><text:span text:style-name="T1">&lt;/</text:span><text:span text:style-name="T2">Grid</text:span><text:span text:style-name="T1">&gt;</text:span></text:p>
      <text:p text:style-name="Standard"><text:span text:style-name="T1">&lt;/</text:span><text:span text:style-name="T2">UserContro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LibreOffice/5.1.1.3$Windows_X86_64 LibreOffice_project/89f508ef3ecebd2cfb8e1def0f0ba9a803b88a6d</meta:generator>
    <dc:date>2020-06-27T16:15:46.276000000</dc:date>
    <meta:document-statistic meta:table-count="0" meta:image-count="0" meta:object-count="0" meta:page-count="2" meta:paragraph-count="78" meta:word-count="272" meta:character-count="5029" meta:non-whitespace-character-count="3960"/>
    <meta:user-defined meta:name="Info 1"/>
    <meta:user-defined meta:name="Info 2"/>
    <meta:user-defined meta:name="Info 3"/>
    <meta:user-defined meta:name="Info 4"/>
  </office:meta>
</office:document-meta>
</file>